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b80b1" officeooo:paragraph-rsid="000b80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7 </text:p>
      <text:p text:style-name="P1">he usado tanto vscode, sus extensiones, el navegador con las herramientas de desarrollador (f12) que permiten depurar el código haciendo uso de console logs. También tiene una herramienta que permite ver las modificaciones realizadas en el HTML a lo largo de la ejecución del JavaScript. También nos permiten ver los fallos de JavaScript dentro del código, revisando el código fuente del mism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1T18:58:53.657841743</meta:creation-date>
    <meta:generator>LibreOffice/7.3.7.2$Linux_X86_64 LibreOffice_project/30$Build-2</meta:generator>
    <dc:date>2023-12-01T21:36:28.866928258</dc:date>
    <meta:editing-duration>PT2H37M36S</meta:editing-duration>
    <meta:editing-cycles>1</meta:editing-cycles>
    <meta:document-statistic meta:table-count="0" meta:image-count="0" meta:object-count="0" meta:page-count="1" meta:paragraph-count="2" meta:word-count="64" meta:character-count="406" meta:non-whitespace-character-count="343"/>
  </office:meta>
</office:document-meta>
</file>